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999cm" svg:height="8.999cm" svg:x="0.041cm" svg:y="1.0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7-24T15:54:02.118144361</dc:date>
    <meta:editing-duration>PT2M38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